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se" fo:country="NO"/>
    </style:style>
    <style:style style:name="P2" style:family="paragraph" style:parent-style-name="Standard">
      <style:text-properties fo:language="se" fo:country="NO" fo:font-weight="bold" style:font-weight-asian="bold" style:font-weight-complex="bold"/>
    </style:style>
    <style:style style:name="P3" style:family="paragraph" style:parent-style-name="Standard">
      <style:text-properties fo:color="#000000" fo:language="fi" fo:country="FI"/>
    </style:style>
    <style:style style:name="P4" style:family="paragraph" style:parent-style-name="Standard">
      <style:text-properties fo:language="fi" fo:country="FI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language="se" fo:country="NO"/>
    </style:style>
    <style:style style:name="T2" style:family="text">
      <style:text-properties fo:language="se" fo:country="NO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language="fi" fo:country="F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GoBack"/><text:span text:style-name="T2">Ođđa čielggadanguovlu – 9. guovlu Porsáŋgu</text:span></text:p>
      <text:p text:style-name="P2"/>
      <text:p text:style-name="Standard"><text:span text:style-name="T1">Finnmárkokommišuvdna almmuha Porsáŋggu 9. čielggadanguovlun. Dievaslaš almmuhusa gávnnat dáppe: </text:span><text:a xlink:type="simple" xlink:href="http://www.finnmarkskommisjonen.no/" office:target-frame-name="http://www.finnmarkskommisjonen.no/" xlink:show="replace" text:style-name="Internet_20_link" text:visited-style-name="Visited_20_Internet_20_Link"><text:span text:style-name="T1">www.finnmarkskommisjonen.no</text:span></text:a><text:span text:style-name="T1"> ja Norsk lysingsblad.</text:span></text:p>
      <text:p text:style-name="P1"/>
      <text:p text:style-name="Standard"><text:span text:style-name="T1">Eanet dieđuid fidnet komišuvnna čállingottis; tlf 78 92 64 40, </text:span><text:a xlink:type="simple" xlink:href="mailto:finnmarkskommisjonen@domstol.no" office:target-frame-name="mailto:finnmarkskommisjonen@domstol.no" xlink:show="replace" text:style-name="Internet_20_link" text:visited-style-name="Visited_20_Internet_20_Link"><text:span text:style-name="T1">finnmarkskommisjonen@domstol.no</text:span></text:a></text:p>
      <text:p text:style-name="P2"/>
      <text:p text:style-name="P2"/>
      <text:p text:style-name="Standard"><text:span text:style-name="T2">Nytt utredningsfelt – Felt 9 Porsanger </text:span></text:p>
      <text:p text:style-name="P2"/>
      <text:p text:style-name="Standard"><text:span text:style-name="T1">Finnmarkskommisjonen kunngjør nytt utredningsfelt: Felt 9 Porsanger. Fullstendig kunngjøring finnes på kommisjonens nettside: </text:span><text:a xlink:type="simple" xlink:href="http://www.finnmarkskommisjonen.no" text:style-name="Internet_20_link" text:visited-style-name="Visited_20_Internet_20_Link"><text:span text:style-name="T1">www.finnmarkskommisjonen.</text:span></text:a><text:a xlink:type="simple" xlink:href="http://www.finnmarkskommisjonen.no" text:style-name="Internet_20_link" text:visited-style-name="Visited_20_Internet_20_Link">no</text:a> <text:span text:style-name="T1">og Norsk lysingsblad.</text:span></text:p>
      <text:p text:style-name="P1"/>
      <text:p text:style-name="Standard"><text:span text:style-name="T1">Mer informasjon gis av kommisjonens sekretariat; tlf 78 92 64 40, </text:span><text:a xlink:type="simple" xlink:href="mailto:finnmarkskommisjonen@domstol.no" text:style-name="Internet_20_link" text:visited-style-name="Visited_20_Internet_20_Link">finnmarkskommisjonen@domstol.no</text:a><text:span text:style-name="T3"> </text:span></text:p>
      <text:p text:style-name="Standard"/>
      <text:p text:style-name="P2"/>
      <text:p text:style-name="Standard"><text:span text:style-name="T2">Uusi selvitysala – Ala 9 Porsanki </text:span></text:p>
      <text:p text:style-name="P3"/>
      <text:p text:style-name="Standard"><text:span text:style-name="T4">Finmarkunkommisjuuni anttaa tällä tion uuesta selvitysalasta: Ala 9 Porsanki. Koko ilmotus löyttyy kommisjuunin nettilaialta: </text:span><text:a xlink:type="simple" xlink:href="http://www.finnmarkskommisjonen.no/" text:style-name="Internet_20_link" text:visited-style-name="Visited_20_Internet_20_Link"><text:span text:style-name="T1">www.finnmarkskommisjonen.</text:span></text:a><text:a xlink:type="simple" xlink:href="http://www.finnmarkskommisjonen.no/" text:style-name="Internet_20_link" text:visited-style-name="Visited_20_Internet_20_Link"><text:span text:style-name="T4">no</text:span></text:a><text:span text:style-name="T4"> ja Norjan ilmotusblaai. </text:span></text:p>
      <text:p text:style-name="P4"/>
      <text:p text:style-name="Standard"><text:span text:style-name="T4">Kommisjuunin sekretariaatti anttaa lissää informasjuunii; tlf 78 92 64 49, </text:span></text:p>
      <text:p text:style-name="Standard"><text:a xlink:type="simple" xlink:href="mailto:finnmarkskommisjonen@domstol.no" text:style-name="Internet_20_link" text:visited-style-name="Visited_20_Internet_20_Link">finnmarkskommisjonen@domstol.no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ansen, Vigdis Beate</meta:initial-creator>
    <dc:creator>Aili E.</dc:creator>
    <meta:editing-cycles>2</meta:editing-cycles>
    <meta:creation-date>2020-10-21T10:23:00</meta:creation-date>
    <dc:date>2020-10-21T10:23:00</dc:date>
    <meta:editing-duration>PT1M</meta:editing-duration>
    <meta:generator>LibreOffice/6.4.6.2$Linux_X86_64 LibreOffice_project/40$Build-2</meta:generator>
    <meta:document-statistic meta:table-count="0" meta:image-count="0" meta:object-count="0" meta:page-count="1" meta:paragraph-count="10" meta:word-count="97" meta:character-count="911" meta:non-whitespace-character-count="816"/>
    <meta:user-defined meta:name="AppVersion">16.0000</meta:user-defined>
    <meta:user-defined meta:name="Company">Domstoladministrasjonen</meta:user-defined>
    <meta:user-defined meta:name="ContentTypeId">0x010100EAEB806AD6F7E74C96A24C292DFBD21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